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Arial, Sans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cbd98"/>
    </style:style>
    <style:style style:name="T1" style:family="text">
      <style:text-properties fo:font-variant="normal" fo:text-transform="none" fo:color="#000000" loext:opacity="100%" style:font-name="Verdana" fo:font-size="9pt" fo:letter-spacing="normal" fo:font-style="normal" style:text-underline-style="solid" style:text-underline-width="auto" style:text-underline-color="font-color" fo:font-weight="normal" fo:background-color="#ffffff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text:tab/>ALISON JOSÉ MARQUES<text:tab/></text:p>
      <text:p text:style-name="P1">2<text:tab/>ANYELE BATISTA DOS SANTOS<text:tab/><text:tab/><text:tab/><text:tab/></text:p>
      <text:p text:style-name="P1">3<text:tab/>ARIANA SAMANTHA CALDERA PAEZ<text:tab/><text:tab/><text:tab/><text:tab/></text:p>
      <text:p text:style-name="P1">4<text:tab/>BRUNO RODRIGO SANTOS TAVARES<text:tab/><text:tab/><text:tab/><text:tab/></text:p>
      <text:p text:style-name="P1">5<text:tab/>DIEGO LIRA CANDIDO DA SILVA<text:tab/><text:tab/><text:tab/><text:tab/></text:p>
      <text:p text:style-name="P1">7<text:tab/>EDUARDA CAVALCANTE MEDEIROS<text:tab/><text:tab/><text:tab/><text:tab/></text:p>
      <text:p text:style-name="P1">8<text:tab/>JOÃO VICKTOR CASSIANO DUARTE SILVA<text:tab/><text:tab/><text:tab/><text:tab/></text:p>
      <text:p text:style-name="P1">9<text:tab/>JOSÉ FRANCISCO DA SILVA BARROS<text:tab/><text:tab/><text:tab/><text:tab/></text:p>
      <text:p text:style-name="P1">10<text:tab/>KAILANY ALVES SENHORINHO<text:tab/><text:tab/><text:tab/><text:tab/></text:p>
      <text:p text:style-name="P1">11<text:tab/>LUCIVAN MARINHO DA SILVA<text:tab/><text:tab/><text:tab/><text:tab/></text:p>
      <text:p text:style-name="P1">12<text:tab/>LUDMILA LOPES CAVALCANTE<text:tab/><text:tab/><text:tab/><text:tab/></text:p>
      <text:p text:style-name="P1">13<text:tab/>MARIA CLARA SANTANA FERREIRA<text:tab/><text:tab/><text:tab/><text:tab/></text:p>
      <text:p text:style-name="P1">14<text:tab/>MARIA EDUARDA OLIVEIRA DOS SANTOS<text:tab/><text:tab/><text:tab/><text:tab/></text:p>
      <text:p text:style-name="P1">15<text:tab/>MARIA KRISLLAINE DE ASSIS MARTINS<text:tab/><text:tab/><text:tab/><text:tab/></text:p>
      <text:p text:style-name="P1">16<text:tab/>MARIA VITÓRIA DOS SANTOS<text:tab/><text:tab/><text:tab/><text:tab/></text:p>
      <text:p text:style-name="P1">17<text:tab/>RAUL MIGUEL PAZ DOMINGOS<text:tab/><text:tab/><text:tab/><text:tab/></text:p>
      <text:p text:style-name="P1">19<text:tab/>RENATA PEREIRA BERNARDES PAIVA<text:tab/><text:tab/><text:tab/><text:tab/></text:p>
      <text:p text:style-name="P1">20<text:tab/>RENAYLSON DIOGO COSTA MATOS<text:tab/><text:tab/><text:tab/><text:tab/></text:p>
      <text:p text:style-name="P1">21<text:tab/>YURI DOS SANTOS GOMES DE BARR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Arial, Sa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6:20:06.013000000</meta:creation-date>
    <dc:date>2024-10-08T16:25:17.708000000</dc:date>
    <meta:editing-duration>PT5M13S</meta:editing-duration>
    <meta:editing-cycles>1</meta:editing-cycles>
    <meta:document-statistic meta:table-count="0" meta:image-count="0" meta:object-count="0" meta:page-count="1" meta:paragraph-count="19" meta:word-count="98" meta:character-count="638" meta:non-whitespace-character-count="490"/>
    <meta:generator>LibreOffice/24.2.5.2$Windows_X86_64 LibreOffice_project/bffef4ea93e59bebbeaf7f431bb02b1a39ee8a59</meta:generator>
  </office:meta>
</office:document-meta>
</file>